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000000384409893E0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2cm" svg:stroke-color="#000000" draw:marker-start-width="0.508cm" draw:marker-end-width="0.508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.655cm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859cm" svg:x="1.001cm" svg:y="1cm">
          <draw:image xlink:href="Pictures/10000000000004B000000384409893E0.png" xlink:type="simple" xlink:show="embed" xlink:actuate="onLoad">
            <text:p/>
          </draw:image>
        </draw:frame>
        <draw:custom-shape draw:style-name="gr2" draw:text-style-name="P1" draw:layer="layout" svg:width="11.684cm" svg:height="9.779cm" svg:x="4.302cm" svg:y="3.28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6.35cm" svg:height="1.987cm" draw:transform="rotate (1.5707963267949) translate (4.347cm 11.16cm)">
          <draw:text-box>
            <text:p text:style-name="P2"><text:span text:style-name="T1">Aver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3T14:07:50.956770331</meta:creation-date>
    <dc:date>2016-07-03T14:29:55.668129547</dc:date>
    <meta:editing-duration>PT5M54S</meta:editing-duration>
    <meta:editing-cycles>1</meta:editing-cycles>
    <meta:document-statistic meta:object-count="3"/>
    <meta:generator>LibreOffice/4.1.6.2$Linux_X86_64 LibreOffice_project/410m0$Build-2</meta:generator>
  </office:meta>
</office:document-meta>
</file>